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5ff" officeooo:paragraph-rsid="000805ff"/>
    </style:style>
    <style:style style:name="P2" style:family="paragraph" style:parent-style-name="Standard">
      <style:text-properties officeooo:rsid="0008235a" officeooo:paragraph-rsid="000823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05ff" style:font-weight-asian="bold" style:font-weight-complex="bold"/>
    </style:style>
    <style:style style:name="T3" style:family="text">
      <style:text-properties officeooo:rsid="0008235a"/>
    </style:style>
    <style:style style:name="T4" style:family="text">
      <style:text-properties officeooo:rsid="000b2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1"><text:s text:c="2"/></text:span><text:span text:style-name="T2">Assignment-3</text:span></text:p>
      <text:p text:style-name="P1"><text:s text:c="50"/>Overview of SQL</text:p>
      <text:p text:style-name="P1"/>
      <text:p text:style-name="P1">1.<text:span text:style-name="T4">NO</text:span></text:p>
      <text:p text:style-name="P1"/>
      <text:p text:style-name="P2">2.DML(Data Manipulation Language)-INSER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59:08.320875315</meta:creation-date>
    <dc:date>2023-09-14T11:06:44.263946162</dc:date>
    <meta:editing-duration>PT9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8" meta:character-count="173" meta:non-whitespace-character-count="67"/>
  </office:meta>
</office:document-meta>
</file>